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cm" svg:stroke-color="#ffffff" draw:marker-start-width="0.275cm" draw:marker-end-width="0.275cm" draw:fill-color="#666666" draw:textarea-horizontal-align="center" draw:textarea-vertical-align="middle" draw:auto-grow-height="false" fo:min-height="0.034cm" fo:min-width="0cm" fo:padding-top="0.15cm" fo:padding-bottom="0.15cm" fo:padding-left="0.275cm" fo:padding-right="0.275cm" fo:wrap-option="wrap" draw:shadow="hidden"/>
    </style:style>
    <style:style style:name="gr2" style:family="graphic" style:parent-style-name="standard">
      <style:graphic-properties draw:stroke="none" svg:stroke-color="#000000" draw:fill-color="#666666" draw:textarea-horizontal-align="justify" draw:textarea-vertical-align="middle" draw:auto-grow-height="false" fo:min-height="0.027cm" fo:min-width="0cm" draw:shadow="hidden"/>
    </style:style>
    <style:style style:name="P1" style:family="paragraph">
      <loext:graphic-properties draw:fill-color="#666666"/>
      <style:paragraph-properties fo:text-align="center"/>
    </style:style>
  </office:automatic-styles>
  <office:body>
    <office:drawing>
      <draw:page draw:name="page1" draw:style-name="dp1" draw:master-page-name="Standard">
        <draw:path draw:style-name="gr1" draw:text-style-name="P1" draw:layer="layout" svg:width="9.847cm" svg:height="7.525cm" svg:x="0.234cm" svg:y="2.513cm" svg:viewBox="0 0 9848 7526" svg:d="M8761 859c102-112 301-102 441 25-97-20-215-18-314 91-96 106-90 221-61 313 147 193 221 427 223 661 3 315-122 632-371 853-104 91-167 158-168 231 0 81 79 170 269 308 8 6 11 14 11 22-5 60-243 158-599 120-434-36-590-130-589-260 2-147 203-339 437-545 174-154 352-494 348-753-2-89-24-168-76-227-45-51-708-192-602-432 269 182 352 160 408 75-213-308-435-442-444-611 558 378 354 411 722 298 105-27 179 58 367 191-80-120-85-268-2-360zM4993 1091l77-77v-104l112-1 76-73 80 74h108l1 107 77 74-78 76v104l-112 1-76 74-80-75h-108l-1-107zM4217 3486c-176-70-274-243-218-384 37-94 133-151 244-160 521-615 248-789 615-902-55 295-81 518-77 688 134-33 274-119 442-428 108-28-464 725-263 865 396 448 614 773 161 1175-221 194-258 278 101 539 39 31-32 89-179 124-103 24-244 36-410 18-921-76-593-416-152-805 233-207 248-497 45-728-40-45-246-197-283-443-34 28-63 67-84 120-54 137-4 244 58 321zM876 437c-133-63-243-21-325 35 82-170 263-256 400-190 114 55 165 199 131 344 8-9 21-21 40-38 309-62 382-269 538-588 129 118 4 485-124 768 282-112 294 87 519-201-74 273-522 571-567 622-199 226 30 751 258 967 5 4 9 8 13 12 78 69 153 136 217 201 302 301 391 542-368 605-308 33-528-37-584-95-19-18-21-35-5-48 310-225 325-319 181-465-22-23-49-47-79-73-18-16-35-32-51-49-405-409-431-1092-51-1523 15-17 24-29 29-38-11-91-52-189-172-246zM8625 3521l71-29-15 9-28 13-33 12-39 11-23 5zM7461 5405l363 203-580 137zM7079 5289l203 66-273 136zM9368 5342l364-17-98 296zM8432 5760l585-172-27 437zM9195 5632l204 66-273 136zM9309 3580l9 13-191 340h-1l-50 98-1 1-28 62-8 20v1l-4 14h-1l-1 5v1l-1 4v1 3 1l1 2v1 1 1l1 1v1h1v1l1 1v1h1 1v1h1 1v1h1 1v1h1 1 1 1 1v-1h1 1l1-1h1 1v-1h1l-5-8-1-2h4v-2-1-3l2-4 4-14 7-19 29-61 50-99 56-99 51 53 43 49 30 42 21 33 7 13 5 12 3 10 3 7 2 6v4 2h10 9v-1-1-2-1l-1-5h-1l-1-7-3-8v-1l-4-10-5-12v-1l-8-14-21-34v-1l-31-42-43-50-1-1-56-57 122-216 56 76 55 88 37 71 22 54 7 21 5 17 2 13 2 9v5 2l10-1h9v-2l-1-6v-1l-1-9v-1l-3-13v-1l-5-17v-1l-7-21v-1l-23-55-38-72v-1l-55-88-1-1-77-106h-1l-97-116-7-160 45-38 63-60 59-65 53-67 50-72 43-73 38-76 28-67 48 93 2 4 44 103 2 4 39 106 2 4 33 108 1 4 28 111 1 4 21 112 1 4 15 114v4l10 115v5l3 116-75 2 75 2-3 116v4l-10 116v4l-15 114-1 4-21 112-1 5-28 110-1 4-33 108-2 5-39 105-2 4-44 103-2 4-50 99-2 3-1 1-55 94-2 4-60 89-3 4-65 85-3 3-69 79-3 4-73 73-4 4-77 67-4 4-81 61-4 3-84 55-4 2-1 1-87 48-4 2-89 41-5 2-91 34-6 2-92 26h-1l-1 1h-2-1l-94 19-1 1h-1-2-1l-95 11-2 1h-1-2-1l-95 4h-3-3l-95-4h-2-1-2l-1-1-95-11h-1-2-1l-1-1-94-19h-1-2l-1-1h-1l-92-26-6-2-90-34-6-2-88-41-5-2-87-48-1-1-4-2-83-55-5-3-81-61-4-4-77-67-4-4-73-73-3-4-69-79-3-3-65-85-3-4-60-89-2-4-55-94-1-1-1-3-51-99-1-4-45-103-2-4-39-105-2-5-33-108-1-4-27-110-1-5-22-112-1-4-15-114v-4l-10-116v-4l-3-116v-2-2l3-116v-5l10-115v-4l15-114 1-4 22-112 1-4 27-111 1-4 33-108 2-4 39-106 2-4 34-79 11 22 44 73 49 72 54 67 49 54 24 228-36 59-29 56-21 46v1l-14 37v1l-9 29v1l-4 20v1l-2 12v1 4h9l9 1 1-4 1-12 4-19 9-28 13-38 21-45 29-55 32-55 153-76 20 16 76 48 78 44 82 40 55 22 30 211-98 118-78 106v1l-56 88v1l-37 71v1h-1l-22 55-1 1-6 21-1 1-4 17-1 1-2 13-2 10v6 1 2h9 9v-1l1-5 1-10 3-12 4-17 7-21 22-54 37-71 51-80 95 174 29 58 17 38 5 12 3 9 1 5 1 2v1 1h3 3l1 1v1l-2 9v1h1 1 1 1l1-1h1 1l1-1 1-1h1v-1h1v-1-1h1v-1-1l1-1v-1-1-1-1-1-2l-1-3v-1l-1-6v-1l-3-9h-1l-5-14-17-38-29-58-100-184 70-96 103-123 155-130 45 141 4-4 151 295 45 95 27 61 12 36 2 10 1 6v1l5 2h1v1 1l-2 9h1 1 1 1 1 1 1l1-1h1v-1h1v-1h1v-1h1v-1l1-1v-1-1h1v-1-2-1-2-1-1l-1-7v-1l-2-10v-1l-13-37v-1l-27-62-45-95v-1l-155-301 97-114 20 3 92 8 93 2 92-2 92-8 91-14 90-19 88-24 86-29 84-34 82-40 79-44 32-21 129 73zM9318 3593v-1zM5025 5022l71-29-15 9-28 13-33 12-39 11-23 5zM3861 6906l363 203-580 137zM3479 6790l203 66-273 136zM5768 6843l364-17-98 296zM4832 7261l585-172-27 437zM5595 7133l204 66-273 136zM5709 5081l9 13-191 340h-1l-50 98-1 1-28 62-8 20v1l-4 14h-1l-1 5v1l-1 4v1 3 1l1 2v1 1 1l1 1v1h1v1l1 1v1h1 1v1h1 1v1h1 1v1h1 1 1 1 1v-1h1 1l1-1h1 1v-1h1l-5-8-1-2h4v-2-1-3l2-4 4-14 7-19 29-61 50-99 56-99 51 53 43 49 30 42 21 33 7 13 5 12 3 10 3 7 2 6v4 2h10 9v-1-1-2-1l-1-5h-1l-1-7-3-8v-1l-4-10-5-12v-1l-8-14-21-34v-1l-31-42-43-50-1-1-56-57 122-216 56 76 55 88 37 71 22 54 7 21 5 17 2 13 2 9v5 2l10-1h9v-2l-1-6v-1l-1-9v-1l-3-13v-1l-5-17v-1l-7-21v-1l-23-55-38-72v-1l-55-88-1-1-77-106h-1l-97-116-7-160 45-38 63-60 59-65 53-67 50-72 43-73 38-76 28-67 48 93 2 4 44 103 2 4 39 106 2 4 33 108 1 4 28 111 1 4 21 112 1 4 15 114v4l10 115v5l3 116-75 2 75 2-3 116v4l-10 116v4l-15 114-1 4-21 112-1 5-28 110-1 4-33 108-2 5-39 105-2 4-44 103-2 4-50 99-2 3-1 1-55 94-2 4-60 89-3 4-65 85-3 3-69 79-3 4-73 73-4 4-77 67-4 4-81 61-4 3-84 55-4 2-1 1-87 48-4 2-89 41-5 2-91 34-6 2-92 26h-1l-1 1h-2-1l-94 19-1 1h-1-2-1l-95 11-2 1h-1-2-1l-95 4h-3-3l-95-4h-2-1-2l-1-1-95-11h-1-2-1l-1-1-94-19h-1-2l-1-1h-1l-92-26-6-2-90-34-6-2-88-41-5-2-87-48-1-1-4-2-83-55-5-3-81-61-4-4-77-67-4-4-73-73-3-4-69-79-3-3-65-85-3-4-60-89-2-4-55-94-1-1-1-3-51-99-1-4-45-103-2-4-39-105-2-5-33-108-1-4-27-110-1-5-22-112-1-4-15-114v-4l-10-116v-4l-3-116v-2-2l3-116v-5l10-115v-4l15-114 1-4 22-112 1-4 27-111 1-4 33-108 2-4 39-106 2-4 34-79 11 22 44 73 49 72 54 67 49 54 24 228-36 59-29 56-21 46v1l-14 37v1l-9 29v1l-4 20v1l-2 12v1 4h9l9 1 1-4 1-12 4-19 9-28 13-38 21-45 29-55 32-55 153-76 20 16 76 48 78 44 82 40 55 22 30 211-98 118-78 106v1l-56 88v1l-37 71v1h-1l-22 55-1 1-6 21-1 1-4 17-1 1-2 13-2 10v6 1 2h9 9v-1l1-5 1-10 3-12 4-17 7-21 22-54 37-71 51-80 95 174 29 58 17 38 5 12 3 9 1 5 1 2v1 1h3 3l1 1v1l-2 9v1h1 1 1 1l1-1h1 1l1-1 1-1h1v-1h1v-1-1h1v-1-1l1-1v-1-1-1-1-1-2l-1-3v-1l-1-6v-1l-3-9h-1l-5-14-17-38-29-58-100-184 70-96 103-123 155-130 45 141 4-4 151 295 45 95 27 61 12 36 2 10 1 6v1l5 2h1v1 1l-2 9h1 1 1 1 1 1 1l1-1h1v-1h1v-1h1v-1h1v-1l1-1v-1-1h1v-1-2-1-2-1-1l-1-7v-1l-2-10v-1l-13-37v-1l-27-62-45-95v-1l-155-301 97-114 20 3 92 8 93 2 92-2 92-8 91-14 90-19 88-24 86-29 84-34 82-40 79-44 32-21 129 73zM5718 5094v-1zM1825 3023l71-29-15 9-28 13-33 12-39 11-23 5zM661 4907l363 203-580 137zM279 4791l203 66-273 136zM2568 4844l364-17-98 296zM1632 5262l585-172-27 437zM2395 5134l204 66-273 136zM2509 3082l9 13-191 340h-1l-50 98-1 1-28 62-8 20v1l-4 14h-1l-1 5v1l-1 4v1 3 1l1 2v1 1 1l1 1v1h1v1l1 1v1h1 1v1h1 1v1h1 1v1h1 1 1 1 1v-1h1 1l1-1h1 1v-1h1l-5-8-1-2h4v-2-1-3l2-4 4-14 7-19 29-61 50-99 56-99 51 53 43 49 30 42 21 33 7 13 5 12 3 10 3 7 2 6v4 2h10 9v-1-1-2-1l-1-5h-1l-1-7-3-8v-1l-4-10-5-12v-1l-8-14-21-34v-1l-31-42-43-50-1-1-56-57 122-216 56 76 55 88 37 71 22 54 7 21 5 17 2 13 2 9v5 2l10-1h9v-2l-1-6v-1l-1-9v-1l-3-13v-1l-5-17v-1l-7-21v-1l-23-55-38-72v-1l-55-88-1-1-77-106h-1l-97-116-7-160 45-38 63-60 59-65 53-67 50-72 43-73 38-76 28-67 48 93 2 4 44 103 2 4 39 106 2 4 33 108 1 4 28 111 1 4 21 112 1 4 15 114v4l10 115v5l3 116-75 2 75 2-3 116v4l-10 116v4l-15 114-1 4-21 112-1 5-28 110-1 4-33 108-2 5-39 105-2 4-44 103-2 4-50 99-2 3-1 1-55 94-2 4-60 89-3 4-65 85-3 3-69 79-3 4-73 73-4 4-77 67-4 4-81 61-4 3-84 55-4 2-1 1-87 48-4 2-89 41-5 2-91 34-6 2-92 26h-1l-1 1h-2-1l-94 19-1 1h-1-2-1l-95 11-2 1h-1-2-1l-95 4h-3-3l-95-4h-2-1-2l-1-1-95-11h-1-2-1l-1-1-94-19h-1-2l-1-1h-1l-92-26-6-2-90-34-6-2-88-41-5-2-87-48-1-1-4-2-83-55-5-3-81-61-4-4-77-67-4-4-73-73-3-4-69-79-3-3-65-85-3-4-60-89-2-4-55-94-1-1-1-3-51-99-1-4-45-103-2-4-39-105-2-5-33-108-1-4-27-110-1-5-22-112-1-4-15-114v-4l-10-116v-4l-3-116v-2-2l3-116v-5l10-115v-4l15-114 1-4 22-112 1-4 27-111 1-4 33-108 2-4 39-106 2-4 34-79 11 22 44 73 49 72 54 67 49 54 24 228-36 59-29 56-21 46v1l-14 37v1l-9 29v1l-4 20v1l-2 12v1 4h9l9 1 1-4 1-12 4-19 9-28 13-38 21-45 29-55 32-55 153-76 20 16 76 48 78 44 82 40 55 22 30 211-98 118-78 106v1l-56 88v1l-37 71v1h-1l-22 55-1 1-6 21-1 1-4 17-1 1-2 13-2 10v6 1 2h9 9v-1l1-5 1-10 3-12 4-17 7-21 22-54 37-71 51-80 95 174 29 58 17 38 5 12 3 9 1 5 1 2v1 1h3 3l1 1v1l-2 9v1h1 1 1 1l1-1h1 1l1-1 1-1h1v-1h1v-1-1h1v-1-1l1-1v-1-1-1-1-1-2l-1-3v-1l-1-6v-1l-3-9h-1l-5-14-17-38-29-58-100-184 70-96 103-123 155-130 45 141 4-4 151 295 45 95 27 61 12 36 2 10 1 6v1l5 2h1v1 1l-2 9h1 1 1 1 1 1 1l1-1h1v-1h1v-1h1v-1h1v-1l1-1v-1-1h1v-1-2-1-2-1-1l-1-7v-1l-2-10v-1l-13-37v-1l-27-62-45-95v-1l-155-301 97-114 20 3 92 8 93 2 92-2 92-8 91-14 90-19 88-24 86-29 84-34 82-40 79-44 32-21 129 73zM2518 3095v-1z">
          <text:p/>
        </draw:path>
        <draw:polygon draw:style-name="gr2" draw:text-style-name="P1" draw:layer="layout" svg:width="0.53cm" svg:height="0.509cm" svg:x="5.261cm" svg:y="0.324cm" svg:viewBox="0 0 531 510" draw:points="0,255 76,328 77,435 185,435 265,510 341,436 453,435 453,331 531,255 454,181 453,74 345,74 265,0 189,73 77,74 77,178">
          <text:p/>
        </draw:polygon>
        <draw:polygon draw:style-name="gr2" draw:text-style-name="P1" draw:layer="layout" svg:width="0.53cm" svg:height="0.509cm" svg:x="7.162cm" svg:y="0.724cm" svg:viewBox="0 0 531 510" draw:points="0,255 76,328 77,435 185,435 265,510 341,436 453,435 453,331 531,255 454,181 453,74 345,74 265,0 189,73 77,74 77,178">
          <text:p/>
        </draw:polygon>
        <draw:polygon draw:style-name="gr2" draw:text-style-name="P1" draw:layer="layout" svg:width="0.53cm" svg:height="0.509cm" svg:x="3.562cm" svg:y="1.424cm" svg:viewBox="0 0 531 510" draw:points="0,255 76,328 77,435 185,435 265,510 341,436 453,435 453,331 531,255 454,181 453,74 345,74 265,0 189,73 77,74 77,178">
          <text:p/>
        </draw:polygon>
        <draw:polygon draw:style-name="gr2" draw:text-style-name="P1" draw:layer="layout" svg:width="0.53cm" svg:height="0.509cm" svg:x="2.064cm" svg:y="0.524cm" svg:viewBox="0 0 531 510" draw:points="0,255 76,328 77,435 185,435 265,510 341,436 453,435 453,331 531,255 454,181 453,74 345,74 265,0 189,73 77,74 77,178">
          <text:p/>
        </draw:polygon>
        <draw:polygon draw:style-name="gr2" draw:text-style-name="P1" draw:layer="layout" svg:width="0.53cm" svg:height="0.509cm" svg:x="2.464cm" svg:y="1.824cm" svg:viewBox="0 0 531 510" draw:points="0,255 76,328 77,435 185,435 265,510 341,436 453,435 453,331 531,255 454,181 453,74 345,74 265,0 189,73 77,74 77,178">
          <text:p/>
        </draw:polygon>
        <draw:polygon draw:style-name="gr2" draw:text-style-name="P1" draw:layer="layout" svg:width="0.53cm" svg:height="0.509cm" svg:x="5.662cm" svg:y="2.024cm" svg:viewBox="0 0 531 510" draw:points="0,255 76,328 77,435 185,435 265,510 341,436 453,435 453,331 531,255 454,181 453,74 345,74 265,0 189,73 77,74 77,178">
          <text:p/>
        </draw:polygon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0cm" fo:margin-left="0cm" fo:margin-right="0cm" fo:page-width="10.16cm" fo:page-height="10.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7T18:57:54.226621194</meta:creation-date>
    <dc:date>2021-10-17T15:18:08.508850290</dc:date>
    <meta:editing-duration>PT1H19M16S</meta:editing-duration>
    <meta:editing-cycles>17</meta:editing-cycles>
    <meta:generator>LibreOffice/6.4.7.2$Linux_X86_64 LibreOffice_project/40$Build-2</meta:generator>
    <meta:document-statistic meta:object-count="7"/>
  </office:meta>
</office:document-meta>
</file>